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2">
      <style:text-properties style:font-name="Ubuntu" officeooo:rsid="001f4a96" officeooo:paragraph-rsid="0021c913"/>
    </style:style>
    <style:style style:name="P2" style:family="paragraph" style:parent-style-name="Standard">
      <style:text-properties officeooo:rsid="0018e400" officeooo:paragraph-rsid="0018e400"/>
    </style:style>
    <style:style style:name="P3" style:family="paragraph" style:parent-style-name="Standard">
      <style:text-properties officeooo:rsid="0018e400" officeooo:paragraph-rsid="001a2c90"/>
    </style:style>
    <style:style style:name="P4" style:family="paragraph" style:parent-style-name="Standard">
      <style:text-properties officeooo:rsid="001a2c90" officeooo:paragraph-rsid="001a2c90"/>
    </style:style>
    <style:style style:name="P5" style:family="paragraph" style:parent-style-name="Standard">
      <style:text-properties officeooo:rsid="001b1ea2" officeooo:paragraph-rsid="001b1ea2"/>
    </style:style>
    <style:style style:name="P6" style:family="paragraph" style:parent-style-name="Standard">
      <style:text-properties officeooo:rsid="001c4500" officeooo:paragraph-rsid="001c4500"/>
    </style:style>
    <style:style style:name="P7" style:family="paragraph" style:parent-style-name="Standard">
      <style:text-properties officeooo:rsid="001c4500" officeooo:paragraph-rsid="001c8da6"/>
    </style:style>
    <style:style style:name="P8" style:family="paragraph" style:parent-style-name="Standard">
      <style:text-properties officeooo:rsid="001c4500" officeooo:paragraph-rsid="001cd4db"/>
    </style:style>
    <style:style style:name="P9" style:family="paragraph" style:parent-style-name="Standard">
      <style:text-properties officeooo:rsid="001c4500" officeooo:paragraph-rsid="0027cdb5"/>
    </style:style>
    <style:style style:name="P10" style:family="paragraph" style:parent-style-name="Standard">
      <style:text-properties officeooo:rsid="001c8da6" officeooo:paragraph-rsid="001c8da6"/>
    </style:style>
    <style:style style:name="P11" style:family="paragraph" style:parent-style-name="Standard">
      <style:text-properties officeooo:rsid="001c8da6" officeooo:paragraph-rsid="001c4500"/>
    </style:style>
    <style:style style:name="P12" style:family="paragraph" style:parent-style-name="Standard">
      <style:text-properties officeooo:rsid="001cd4db" officeooo:paragraph-rsid="001cd4db"/>
    </style:style>
    <style:style style:name="P13" style:family="paragraph" style:parent-style-name="Standard">
      <style:text-properties officeooo:rsid="001e8ab1" officeooo:paragraph-rsid="001e8ab1"/>
    </style:style>
    <style:style style:name="P14" style:family="paragraph" style:parent-style-name="Standard">
      <style:text-properties officeooo:rsid="00204d95" officeooo:paragraph-rsid="00204d95"/>
    </style:style>
    <style:style style:name="P15" style:family="paragraph" style:parent-style-name="Standard">
      <style:text-properties officeooo:rsid="0022a71b" officeooo:paragraph-rsid="0022a71b"/>
    </style:style>
    <style:style style:name="P16" style:family="paragraph" style:parent-style-name="Standard">
      <style:text-properties style:text-underline-style="solid" style:text-underline-width="auto" style:text-underline-color="font-color" fo:font-weight="bold" officeooo:rsid="001b1ea2" officeooo:paragraph-rsid="001b1ea2" style:font-weight-asian="bold" style:font-weight-complex="bold"/>
    </style:style>
    <style:style style:name="P17" style:family="paragraph" style:parent-style-name="Standard">
      <style:text-properties officeooo:rsid="0027e907" officeooo:paragraph-rsid="0027e907"/>
    </style:style>
    <style:style style:name="P18" style:family="paragraph" style:parent-style-name="Title">
      <style:text-properties officeooo:rsid="0021c913" officeooo:paragraph-rsid="0021c913"/>
    </style:style>
    <style:style style:name="T1" style:family="text">
      <style:text-properties officeooo:rsid="001a2c90"/>
    </style:style>
    <style:style style:name="T2" style:family="text">
      <style:text-properties officeooo:rsid="001b1ea2"/>
    </style:style>
    <style:style style:name="T3" style:family="text">
      <style:text-properties officeooo:rsid="001c8da6"/>
    </style:style>
    <style:style style:name="T4" style:family="text">
      <style:text-properties officeooo:rsid="001cd4db"/>
    </style:style>
    <style:style style:name="T5" style:family="text">
      <style:text-properties officeooo:rsid="00204d95"/>
    </style:style>
    <style:style style:name="T6" style:family="text">
      <style:text-properties officeooo:rsid="007b9de8"/>
    </style:style>
    <style:style style:name="T7" style:family="text">
      <style:text-properties officeooo:rsid="0022a71b"/>
    </style:style>
    <style:style style:name="T8" style:family="text">
      <style:text-properties officeooo:rsid="00264105"/>
    </style:style>
    <style:style style:name="T9" style:family="text">
      <style:text-properties officeooo:rsid="0027cdb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Sort Planets</text:p>
      <text:h text:style-name="P1" text:outline-level="2"><text:span text:style-name="T6">A</text:span> <text:span text:style-name="T6">micro:bit makecode project</text:span></text:h>
      <text:p text:style-name="P14"/>
      <text:p text:style-name="P14"/>
      <text:p text:style-name="P14">REFORMAT ALL THESE INSTRUCTION AS APPROPRIATE FOR THE AGE RANGE OF YOUR GROUP</text:p>
      <text:p text:style-name="P2"/>
      <text:p text:style-name="P2"/>
      <text:p text:style-name="P16">THINGS TO MAKE YOUR PROGRAM DO AS SOON AS IT STARTS RUNNING (BEFORE YOU PRESS ANY BUTTONS OR ANYTHING <text:span text:style-name="T5">ELSE</text:span>)</text:p>
      <text:p text:style-name="P10"/>
      <text:p text:style-name="P10"/>
      <text:p text:style-name="P15">TASK 1</text:p>
      <text:p text:style-name="P10">[on start]</text:p>
      <text:p text:style-name="P2"/>
      <text:p text:style-name="P2">create a numbered ordered list of planets </text:p>
      <text:p text:style-name="P2">assign planets <text:span text:style-name="T7">(text strings)</text:span> to 8 variables planet1..planet8</text:p>
      <text:p text:style-name="P2"/>
      <text:p text:style-name="P2">to keep these planets in the correct order, we need to put them into some sort of structure, just like we’d put people in a queue or books<text:span text:style-name="T1">|cards|...</text:span> into a stack. when items are in a structure like this, we can deal with them in any order we want.</text:p>
      <text:p text:style-name="P2"/>
      <text:p text:style-name="P2">the rule for queues (like a queue of people joining a queue for a bus) is normally FIRST-IN-FIRST-OUT.</text:p>
      <text:p text:style-name="P2"/>
      <text:p text:style-name="P3">what do you think the rule for a stack of books<text:span text:style-name="T1">|cards|...</text:span> <text:s/>would be?</text:p>
      <text:p text:style-name="P2"/>
      <text:p text:style-name="P15">TASK 2</text:p>
      <text:p text:style-name="P3">we can <text:span text:style-name="T1">put our planets into </text:span>an array <text:span text:style-name="T1">structure and use it however we want, either as a queue or a stack.</text:span></text:p>
      <text:p text:style-name="P3"/>
      <text:p text:style-name="P14"><text:span text:style-name="T7">make</text:span> a function to <text:span text:style-name="T7">create</text:span> a solar system (create_solar_system) that gets called when <text:s/>the program starts running.</text:p>
      <text:p text:style-name="P14"><text:s/></text:p>
      <text:p text:style-name="P4">put the planet variables into an array called solar_system, making sure they’re queued in the correct order, from nearest to furthest from the sun. <text:span text:style-name="T2">[show code].</text:span></text:p>
      <text:p text:style-name="P4"/>
      <text:p text:style-name="P6">so far, you haven’t told the program to display anything yet. that’s ok. everything is being stored in the microbits memory. we just need to use our imagination to visualise the queued planets waiting to be told what to do.<text:tab/></text:p>
      <text:p text:style-name="P4"/>
      <text:p text:style-name="P4"/>
      <text:p text:style-name="P10">[DEMONSTRATE RUNNING PROGRAM]</text:p>
      <text:p text:style-name="P10">nothing to see so far, unless you make an LED come on, or something.</text:p>
      <text:p text:style-name="P10"/>
      <text:p text:style-name="P6">[PROVE UNDERSTANDING]</text:p>
      <text:p text:style-name="P10">explain how the program works so far</text:p>
      <text:p text:style-name="P6">how will you know the program is running?</text:p>
      <text:p text:style-name="P6"><text:soft-page-break/>array (queue) index numbers <text:span text:style-name="T8">(0-7)</text:span>. </text:p>
      <text:p text:style-name="P6">variable type used <text:span text:style-name="T8">for planet variables</text:span>.</text:p>
      <text:p text:style-name="P4"/>
      <text:p text:style-name="P16">THINGS TO MAKE YOUR PROGRAM DO WHEN YOU PRESS A BUTTON</text:p>
      <text:p text:style-name="P5"/>
      <text:p text:style-name="P15">TASK 3</text:p>
      <text:p text:style-name="P6">create a function (called display_planets) to loop through the array structure, displaying <text:span text:style-name="T3">the values (text strings) of each variable in the array.</text:span></text:p>
      <text:p text:style-name="P11"/>
      <text:p text:style-name="P10">create the code to call this function whenever button A is pressed</text:p>
      <text:p text:style-name="P4"/>
      <text:p text:style-name="P10">[DEMONSTRATE RUNNING PROGRAM]</text:p>
      <text:p text:style-name="P10"/>
      <text:p text:style-name="P10"/>
      <text:p text:style-name="P7">[PROVE UNDERSTANDING]</text:p>
      <text:p text:style-name="P9"><text:span text:style-name="T9">pen and paper. </text:span>array (queue) index numbers <text:span text:style-name="T8">(0-7)</text:span>.</text:p>
      <text:p text:style-name="P10"/>
      <text:p text:style-name="P8">[<text:span text:style-name="T4">ENHANCE</text:span> UNDERSTANDING]</text:p>
      <text:p text:style-name="P13">update you<text:span text:style-name="T9">r</text:span> display_planets function to ...</text:p>
      <text:p text:style-name="P12"/>
      <text:p text:style-name="P12">update your display_planets function to show the string “home” whenever the string used for planet3 (Earth) is displayed. <text:span text:style-name="T5">[flowchart]</text:span></text:p>
      <text:p text:style-name="P12"/>
      <text:p text:style-name="P17">discuss then update your makecode to display one planet at a time (still in order of distance from the sun), each time button A is pres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6T09:49:16.278069489</meta:creation-date>
    <dc:date>2019-08-06T13:17:02.297899754</dc:date>
    <meta:editing-duration>PT11M40S</meta:editing-duration>
    <meta:editing-cycles>4</meta:editing-cycles>
    <meta:generator>LibreOffice/6.0.7.3$Linux_X86_64 LibreOffice_project/00m0$Build-3</meta:generator>
    <meta:document-statistic meta:table-count="0" meta:image-count="0" meta:object-count="0" meta:page-count="2" meta:paragraph-count="35" meta:word-count="403" meta:character-count="2348" meta:non-whitespace-character-count="1973"/>
  </office:meta>
</office:document-meta>
</file>